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l" fo:country="GR" style:text-underline-style="solid" style:text-underline-width="auto" style:text-underline-color="font-color" fo:font-weight="bold" officeooo:rsid="0003b289" officeooo:paragraph-rsid="0003b289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ΤΙ ΠΡΕΠΕΙ ΝΑ ΓΙΝΕΙ ΣΤΟ <text:span text:style-name="T1">BACKEND</text:span></text:p>
      <text:p text:style-name="P1"><text:span text:style-name="T1"/></text:p>
      <text:p text:style-name="P1"><text:span text:style-name="T1">1)</text:span><text:span text:style-name="T2"> REST APIs</text:span></text:p>
      <text:p text:style-name="P1"><text:span text:style-name="T2"/></text:p>
      <text:p text:style-name="P1"><text:a xlink:type="simple" xlink:href="https://courses.softlab.ntua.gr/softeng/2018b/Project/project-softeng18b-rest-api-specs.pdf" text:style-name="Internet_20_link" text:visited-style-name="Visited_20_Internet_20_Link"><text:span text:style-name="T2">https://courses.softlab.ntua.gr/softeng/2018b/Project/project-softeng18b-rest-api-specs.pdf</text:span></text:a></text:p>
      <text:p text:style-name="P1"><text:span text:style-name="T2"/></text:p>
      <text:p text:style-name="P1"><text:a xlink:type="simple" xlink:href="https://www.codementor.io/olatundegaruba/nodejs-restful-apis-in-10-minutes-q0sgsfhbd" text:style-name="Internet_20_link" text:visited-style-name="Visited_20_Internet_20_Link"><text:span text:style-name="T2">https://www.codementor.io/olatundegaruba/nodejs-restful-apis-in-10-minutes-q0sgsfhbd</text:span></text:a></text:p>
      <text:p text:style-name="P1"><text:span text:style-name="T2"/></text:p>
      <text:p text:style-name="P1"><text:a xlink:type="simple" xlink:href="https://www.tutorialspoint.com/nodejs/nodejs_restful_api.htm" text:style-name="Internet_20_link" text:visited-style-name="Visited_20_Internet_20_Link"><text:span text:style-name="T2">https://www.tutorialspoint.com/nodejs/nodejs_restful_api.htm</text:span></text:a></text:p>
      <text:p text:style-name="P1"><text:span text:style-name="T2"/></text:p>
      <text:p text:style-name="P1"><text:span text:style-name="T2">2) Session – Authentication – Keep Logged In</text:span></text:p>
      <text:p text:style-name="P1"><text:span text:style-name="T2"/></text:p>
      <text:p text:style-name="P1"><text:span text:style-name="T3">Πως στέλνουμε τα </text:span><text:span text:style-name="T2">password? (hashed or plaintext) </text:span><text:span text:style-name="T3">τι παίζει με το </text:span><text:span text:style-name="T2">HTTPS </text:span><text:span text:style-name="T3">κλπ</text:span></text:p>
      <text:p text:style-name="P1"><text:span text:style-name="T3">Πως χρησιμοποιούμε το </text:span><text:span text:style-name="T2">session cookie </text:span><text:span text:style-name="T3">για να βλέπουμε οτι ειμαστε </text:span><text:span text:style-name="T2">loggedIn</text:span></text:p>
      <text:p text:style-name="P1"><text:span text:style-name="T2"/></text:p>
      <text:p text:style-name="P1"><text:span text:style-name="T2">3) Routing – (Router → Controller → Model)</text:span></text:p>
      <text:p text:style-name="P1"><text:span text:style-name="T2"/></text:p>
      <text:p text:style-name="P1"><text:span text:style-name="T2">4) Sequelize</text:span></text:p>
      <text:p text:style-name="P1"><text:span text:style-name="T2"/></text:p>
      <text:p text:style-name="P1"><text:a xlink:type="simple" xlink:href="http://docs.sequelizejs.com/" text:style-name="Internet_20_link" text:visited-style-name="Visited_20_Internet_20_Link"><text:span text:style-name="T2">http://docs.sequelizejs.com</text:span></text:a></text:p>
      <text:p text:style-name="P1"><text:span text:style-name="T2"/>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5T21:12:48.078000000</meta:creation-date>
    <dc:date>2018-12-15T22:34:28.867000000</dc:date>
    <meta:editing-duration>PT1H6M30S</meta:editing-duration>
    <meta:editing-cycles>1</meta:editing-cycles>
    <meta:document-statistic meta:table-count="0" meta:image-count="0" meta:object-count="0" meta:page-count="1" meta:paragraph-count="11" meta:word-count="52" meta:character-count="549" meta:non-whitespace-character-count="505"/>
    <meta:generator>LibreOffice/5.0.3.2$Windows_X86_64 LibreOffice_project/e5f16313668ac592c1bfb310f4390624e3dbfb75</meta:generator>
  </office:meta>
</office:document-meta>
</file>